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4.742cm" svg:height="8.292cm" svg:x="0.1cm" svg:y="1.1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03T17:59:00.931436670</dc:date>
    <meta:editing-duration>PT3M2S</meta:editing-duration>
    <meta:editing-cycles>18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43cm" svg:height="8.293cm" xlink:href="." xlink:type="simple" chart:class="chart:scatter" chart:style-name="ch1">
        <chart:plot-area chart:style-name="ch2" chart:data-source-has-labels="both" svg:x="0.294cm" svg:y="0.165cm" svg:width="14.155cm" svg:height="7.963cm">
          <chartooo:coordinate-region svg:x="0.836cm" svg:y="0.364cm" svg:width="13.519cm" svg:height="7.565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